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 style:master-page-name="">
      <style:table-properties style:width="17.009cm" fo:margin-left="0cm" style:page-number="auto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49435d"/>
    </style:style>
    <style:style style:name="P2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3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4" style:family="paragraph" style:parent-style-name="Standard">
      <style:text-properties fo:font-weight="bold" officeooo:paragraph-rsid="009cf2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ff61ef" officeooo:paragraph-rsid="010e782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4ddefb" officeooo:paragraph-rsid="009cf272" style:font-weight-asian="bold" style:font-weight-complex="bold"/>
    </style:style>
    <style:style style:name="P8" style:family="paragraph" style:parent-style-name="Standard">
      <style:text-properties officeooo:rsid="004e1616"/>
    </style:style>
    <style:style style:name="P9" style:family="paragraph" style:parent-style-name="Standard">
      <style:text-properties officeooo:rsid="004e1616" officeooo:paragraph-rsid="0059ab58"/>
    </style:style>
    <style:style style:name="P10" style:family="paragraph" style:parent-style-name="Standard">
      <style:text-properties officeooo:paragraph-rsid="0059ab58"/>
    </style:style>
    <style:style style:name="P11" style:family="paragraph" style:parent-style-name="Standard">
      <style:text-properties officeooo:paragraph-rsid="00656d68"/>
    </style:style>
    <style:style style:name="P12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3" style:family="paragraph" style:parent-style-name="Standard">
      <style:text-properties style:text-underline-style="none" officeooo:rsid="004e1616" officeooo:paragraph-rsid="004e1616"/>
    </style:style>
    <style:style style:name="P14" style:family="paragraph" style:parent-style-name="Standard">
      <style:text-properties style:text-underline-style="none" officeooo:paragraph-rsid="006442ed"/>
    </style:style>
    <style:style style:name="P15" style:family="paragraph" style:parent-style-name="Standard">
      <style:text-properties style:text-underline-style="none" officeooo:paragraph-rsid="0049435d"/>
    </style:style>
    <style:style style:name="P16" style:family="paragraph" style:parent-style-name="Standard">
      <style:text-properties officeooo:paragraph-rsid="0099e39e"/>
    </style:style>
    <style:style style:name="P17" style:family="paragraph" style:parent-style-name="Standard">
      <style:text-properties officeooo:paragraph-rsid="009b9514"/>
    </style:style>
    <style:style style:name="P18" style:family="paragraph" style:parent-style-name="Standard">
      <style:text-properties officeooo:paragraph-rsid="009cf272"/>
    </style:style>
    <style:style style:name="P19" style:family="paragraph" style:parent-style-name="Standard">
      <style:text-properties fo:font-size="13pt" officeooo:paragraph-rsid="009b9514" style:font-size-asian="11.3500003814697pt" style:font-size-complex="13pt"/>
    </style:style>
    <style:style style:name="P20" style:family="paragraph" style:parent-style-name="Standard">
      <style:text-properties officeooo:rsid="00503b4d"/>
    </style:style>
    <style:style style:name="P21" style:family="paragraph" style:parent-style-name="Standard">
      <style:text-properties officeooo:rsid="004af168" officeooo:paragraph-rsid="009b9514"/>
    </style:style>
    <style:style style:name="P22" style:family="paragraph" style:parent-style-name="Standard">
      <style:text-properties officeooo:rsid="005ab5aa" officeooo:paragraph-rsid="0059ab58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ff61ef" officeooo:paragraph-rsid="00ff61e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a6e7c5" officeooo:paragraph-rsid="00a6e7c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9cf272" officeooo:paragraph-rsid="009cf27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10e7825" officeooo:paragraph-rsid="010e7825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28" style:family="paragraph" style:parent-style-name="Table_20_Contents">
      <style:paragraph-properties fo:text-align="center" style:justify-single-word="false"/>
      <style:text-properties style:text-underline-style="none" officeooo:paragraph-rsid="00eaee9a"/>
    </style:style>
    <style:style style:name="P29" style:family="paragraph" style:parent-style-name="Table_20_Contents">
      <style:paragraph-properties fo:text-align="center" style:justify-single-word="false"/>
      <style:text-properties officeooo:paragraph-rsid="0059ab58"/>
    </style:style>
    <style:style style:name="P30" style:family="paragraph" style:parent-style-name="Table_20_Contents">
      <style:text-properties fo:font-size="10pt" style:text-underline-style="none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style:text-underline-style="none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style:text-underline-style="none" officeooo:paragraph-rsid="00503b4d" style:font-size-asian="10pt" style:font-size-complex="10pt"/>
    </style:style>
    <style:style style:name="P33" style:family="paragraph" style:parent-style-name="Table_20_Contents">
      <style:text-properties fo:font-size="10pt" style:text-underline-style="none" officeooo:rsid="004e41e9" officeooo:paragraph-rsid="00a800c6" style:font-size-asian="10pt" style:font-size-complex="10pt"/>
    </style:style>
    <style:style style:name="P34" style:family="paragraph" style:parent-style-name="Table_20_Contents">
      <style:text-properties fo:font-size="10pt" style:text-underline-style="none" officeooo:rsid="004e41e9" officeooo:paragraph-rsid="0097839e" style:font-size-asian="10pt" style:font-size-complex="10pt"/>
    </style:style>
    <style:style style:name="P35" style:family="paragraph" style:parent-style-name="Table_20_Contents">
      <style:text-properties fo:font-size="10pt" style:text-underline-style="none" officeooo:rsid="00549c75" officeooo:paragraph-rsid="00a800c6" style:font-size-asian="10pt" style:font-size-complex="10pt"/>
    </style:style>
    <style:style style:name="P36" style:family="paragraph" style:parent-style-name="Table_20_Contents">
      <style:text-properties fo:font-size="10pt" style:text-underline-style="none" officeooo:rsid="00549c75" officeooo:paragraph-rsid="0097839e" style:font-size-asian="10pt" style:font-size-complex="10pt"/>
    </style:style>
    <style:style style:name="P37" style:family="paragraph" style:parent-style-name="Table_20_Contents"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0pt" style:text-underline-style="none" fo:font-weight="bold" officeooo:rsid="004e41e9" officeooo:paragraph-rsid="0097839e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7b0311" officeooo:paragraph-rsid="007b0311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style:text-underline-style="none" fo:font-weight="bold" officeooo:rsid="00549c75" officeooo:paragraph-rsid="00a800c6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style:text-underline-style="none" fo:font-weight="bold" officeooo:rsid="00549c75" officeooo:paragraph-rsid="0097839e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style:text-underline-style="none" fo:font-weight="bold" officeooo:rsid="00a800c6" officeooo:paragraph-rsid="00a800c6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10pt" officeooo:paragraph-rsid="0059ab58" style:font-size-asian="10pt" style:font-size-complex="10pt"/>
    </style:style>
    <style:style style:name="P45" style:family="paragraph" style:parent-style-name="Table_20_Contents">
      <style:text-properties fo:font-size="10pt" officeooo:rsid="004e41e9" officeooo:paragraph-rsid="00f2705b" style:font-size-asian="10pt" style:font-size-complex="10pt"/>
    </style:style>
    <style:style style:name="P46" style:family="paragraph" style:parent-style-name="Table_20_Contents">
      <style:text-properties fo:font-size="10pt" officeooo:rsid="004e41e9" officeooo:paragraph-rsid="0059ab58" style:font-size-asian="10pt" style:font-size-complex="10pt"/>
    </style:style>
    <style:style style:name="P47" style:family="paragraph" style:parent-style-name="Table_20_Contents">
      <style:text-properties fo:font-size="10pt" officeooo:rsid="00549c75" officeooo:paragraph-rsid="00f2705b" style:font-size-asian="10pt" style:font-size-complex="10pt"/>
    </style:style>
    <style:style style:name="P48" style:family="paragraph" style:parent-style-name="Table_20_Contents">
      <style:text-properties fo:font-size="10pt" officeooo:rsid="00549c75" officeooo:paragraph-rsid="0059ab58" style:font-size-asian="10pt" style:font-size-complex="10pt"/>
    </style:style>
    <style:style style:name="P49" style:family="paragraph" style:parent-style-name="Table_20_Contents"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4e41e9" officeooo:paragraph-rsid="007038e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7b0311" officeooo:paragraph-rsid="007b0311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549c75" officeooo:paragraph-rsid="007038e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a9050f" officeooo:paragraph-rsid="00a9050f" style:font-size-asian="10pt" style:font-weight-asian="bold" style:font-size-complex="10pt" style:font-weight-complex="bold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Table_20_Contents" style:master-page-name="">
      <style:paragraph-properties fo:margin-left="0.499cm" fo:margin-right="0cm" fo:text-indent="0cm" style:auto-text-indent="false" style:page-number="auto" text:number-lines="false" text:line-number="0"/>
      <style:text-properties fo:font-size="8pt" style:text-underline-style="none" officeooo:paragraph-rsid="0106e629" style:font-size-asian="8pt" style:font-size-complex="8pt"/>
    </style:style>
    <style:style style:name="P57" style:family="paragraph" style:parent-style-name="Table_20_Contents">
      <style:paragraph-properties fo:margin-left="0.499cm" fo:margin-right="0cm" fo:margin-top="0cm" fo:margin-bottom="0.199cm" style:contextual-spacing="false" fo:text-indent="0cm" style:auto-text-indent="false" text:number-lines="false" text:line-number="0"/>
      <style:text-properties fo:font-size="8pt" fo:font-style="italic" style:text-underline-style="none" officeooo:paragraph-rsid="0106e629" style:font-size-asian="8pt" style:font-style-asian="italic" style:font-size-complex="8pt" style:font-style-complex="italic"/>
    </style:style>
    <style:style style:name="P58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style:text-underline-style="none" fo:font-weight="normal" officeooo:rsid="00e7df45" officeooo:paragraph-rsid="0106e629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10e7825" officeooo:paragraph-rsid="00ff61e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10e7825" officeooo:paragraph-rsid="010e7825" style:font-weight-asian="normal" style:font-weight-complex="normal"/>
    </style:style>
    <style:style style:name="P61" style:family="paragraph" style:parent-style-name="Standard">
      <style:paragraph-properties fo:text-align="end" style:justify-single-word="false"/>
      <style:text-properties fo:font-weight="bold" officeooo:rsid="010e7825" officeooo:paragraph-rsid="010e7825" style:font-weight-asian="bold" style:font-weight-complex="bold"/>
    </style:style>
    <style:style style:name="P62" style:family="paragraph" style:parent-style-name="Standard">
      <style:paragraph-properties fo:text-align="end" style:justify-single-word="false"/>
      <style:text-properties fo:font-weight="bold" officeooo:rsid="010e7825" officeooo:paragraph-rsid="009cf272" style:font-weight-asian="bold" style:font-weight-complex="bold"/>
    </style:style>
    <style:style style:name="P63" style:family="paragraph" style:parent-style-name="Standard">
      <style:text-properties officeooo:paragraph-rsid="0121640a"/>
    </style:style>
    <style:style style:name="P64" style:family="paragraph" style:parent-style-name="Table_20_Contents">
      <style:text-properties fo:font-size="10pt" officeooo:paragraph-rsid="0059ab58" style:font-size-asian="10pt" style:font-size-complex="10pt"/>
    </style:style>
    <style:style style:name="P65" style:family="paragraph" style:parent-style-name="Table_20_Contents">
      <style:text-properties fo:font-size="10pt" officeooo:rsid="004e41e9" officeooo:paragraph-rsid="0121640a" style:font-size-asian="10pt" style:font-size-complex="10pt"/>
    </style:style>
    <style:style style:name="P66" style:family="paragraph" style:parent-style-name="Table_20_Contents">
      <style:text-properties fo:font-size="10pt" officeooo:rsid="00549c75" officeooo:paragraph-rsid="0121640a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officeooo:paragraph-rsid="0121640a"/>
    </style:style>
    <style:style style:name="P68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059ab58" style:font-size-asian="8pt" style:font-size-complex="8pt"/>
    </style:style>
    <style:style style:name="P6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1140433" style:font-size-asian="8pt" style:font-size-complex="8pt"/>
    </style:style>
    <style:style style:name="P7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121640a" style:font-size-asian="8pt" style:font-size-complex="8pt"/>
    </style:style>
    <style:style style:name="P7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fo:font-weight="normal" officeooo:paragraph-rsid="011a3104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fo:font-weight="normal" officeooo:paragraph-rsid="0121640a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fo:font-weight="normal" officeooo:paragraph-rsid="0122d6a7" style:font-size-asian="8pt" style:font-weight-asian="normal" style:font-size-complex="8pt" style:font-weight-complex="normal"/>
    </style:style>
    <style:style style:name="P74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5c7e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e7df45" style:font-weight-asian="bold" style:font-weight-complex="bold"/>
    </style:style>
    <style:style style:name="T4" style:family="text">
      <style:text-properties fo:font-weight="bold" officeooo:rsid="011677ee" style:font-weight-asian="bold" style:font-weight-complex="bold"/>
    </style:style>
    <style:style style:name="T5" style:family="text">
      <style:text-properties fo:font-weight="normal" officeooo:rsid="00e7df45" style:font-weight-asian="normal" style:font-weight-complex="normal"/>
    </style:style>
    <style:style style:name="T6" style:family="text">
      <style:text-properties officeooo:rsid="011677ee"/>
    </style:style>
    <style:style style:name="T7" style:family="text">
      <style:text-properties officeooo:rsid="011699b5"/>
    </style:style>
    <style:style style:name="T8" style:family="text">
      <style:text-properties officeooo:rsid="011879ec"/>
    </style:style>
    <style:style style:name="T9" style:family="text">
      <style:text-properties officeooo:rsid="011e01af"/>
    </style:style>
    <style:style style:name="T10" style:family="text">
      <style:text-properties officeooo:rsid="01202aae"/>
    </style:style>
    <style:style style:name="T11" style:family="text">
      <style:text-properties officeooo:rsid="0122d6a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for each=&quot;o in objects&quot;&gt;">FOR EACH STOCK_PICKING</text:text-input></text:p>
      <text:p text:style-name="P16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5" office:value-type="string">
            <text:p text:style-name="P17"><text:text-input text:description="&lt;if test=&quot;o.partner_id&quot;&gt;">IF PARTNER_ID</text:text-input></text:p>
            <text:p text:style-name="P17"><text:text-input text:description="&lt;if test=&quot;o.picking_type_id.code=='incoming'&quot;&gt;">IF INCOMING</text:text-input></text:p>
            <text:p text:style-name="P2">Lieferantenadresse</text:p>
            <text:p text:style-name="P17"><text:text-input text:description="&lt;/if&gt;">END IF</text:text-input></text:p>
            <text:p text:style-name="P17"><text:text-input text:description="&lt;if test=&quot;o.picking_type_id.code=='internal'&quot;&gt;">IF INTERNAL</text:text-input></text:p>
            <text:p text:style-name="P3">Lageradresse</text:p>
            <text:p text:style-name="P17"><text:text-input text:description="&lt;/if&gt;">END IF</text:text-input></text:p>
            <text:p text:style-name="P17"><text:text-input text:description="&lt;if test=&quot;o.picking_type_id.code=='outgoing'&quot;&gt;">IF OUTGOING</text:text-input></text:p>
            <text:p text:style-name="P2">Lieferadresse</text:p>
            <text:p text:style-name="P17"><text:text-input text:description="&lt;/if&gt;">END IF</text:text-input></text:p>
            <text:p text:style-name="P19"/>
            <text:p text:style-name="P21"><text:text-input text:description="&lt;o.partner_id.mail_address&gt;">PARTNER_ADDRESS</text:text-input></text:p>
            <text:p text:style-name="P17"><text:text-input text:description="&lt;/if&gt;">END IF</text:text-input></text:p>
          </table:table-cell>
          <table:table-cell table:style-name="Tabelle5.A1" table:number-columns-spanned="2" office:value-type="string">
            <text:p text:style-name="P4"><text:text-input text:description="&lt;o.picking_type_id.name&gt;">PICKING_TYPE</text:text-input></text:p>
            <text:p text:style-name="P4"><draw:frame draw:style-name="fr1" draw:name="image: barcode(o.name,code_type='code128', width='8cm', height='2cm')" text:anchor-type="paragraph" svg:x="0.101cm" svg:y="0.508cm" draw:z-index="2"><draw:text-box fo:min-height="2cm" fo:min-width="7.999cm"><text:p text:style-name="P55"/></draw:text-box></draw:frame></text:p>
            <text:p text:style-name="P18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24">Referenz</text:p>
          </table:table-cell>
          <table:table-cell table:style-name="Tabelle5.A1" office:value-type="string">
            <text:p text:style-name="P7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25">Status</text:p>
          </table:table-cell>
          <table:table-cell table:style-name="Tabelle5.A1" office:value-type="string">
            <text:p text:style-name="P7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23"><text:text-input text:description="&lt;if test=&quot;o.state == 'done'&quot;&gt;">IF date_done</text:text-input></text:p>
            <text:p text:style-name="P26">Lieferdatum</text:p>
            <text:p text:style-name="P59"><text:text-input text:description="&lt;/if&gt;">/IF</text:text-input></text:p>
            <text:p text:style-name="P23"><text:text-input text:description="&lt;if test=&quot;not o.date_done&quot;&gt;">IF not date_done</text:text-input></text:p>
            <text:p text:style-name="P23">Liefertermin</text:p>
            <text:p text:style-name="P26"><text:text-input text:description="&lt;/if&gt;">/IF</text:text-input></text:p>
          </table:table-cell>
          <table:table-cell table:style-name="Tabelle5.A1" office:value-type="string">
            <text:p text:style-name="P6"><text:text-input text:description="&lt;if test=&quot;o.date_done&quot;&gt;">IF date_done</text:text-input></text:p>
            <text:p text:style-name="P61"><text:text-input text:description="&lt;formatLang(o.date_done, date_time=True)&gt;">date_done</text:text-input></text:p>
            <text:p text:style-name="P61"><text:text-input text:description="&lt;/if&gt;">/IF</text:text-input></text:p>
            <text:p text:style-name="P6"><text:text-input text:description="&lt;if test=&quot;not o.date_done&quot;&gt;">IF not date_done</text:text-input></text:p>
            <text:p text:style-name="P62"><text:text-input text:description="&lt;formatLang(o.min_date, date_time=True)&gt;">min_date</text:text-input></text:p>
            <text:p text:style-name="P61"><text:text-input text:description="&lt;/if&gt;">/IF</text:text-input></text:p>
          </table:table-cell>
        </table:table-row>
        <table:table-row>
          <table:covered-table-cell/>
          <table:table-cell table:style-name="Tabelle5.A1" table:number-columns-spanned="2" office:value-type="string">
            <text:p text:style-name="P5"/>
          </table:table-cell>
          <table:covered-table-cell/>
        </table:table-row>
      </table:table>
      <text:p text:style-name="P8"/>
      <text:p text:style-name="P12"/>
      <text:p text:style-name="P13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7">Produkt</text:p>
          </table:table-cell>
          <table:table-cell table:style-name="Tabelle1.A1" office:value-type="string">
            <text:p text:style-name="P39">Menge</text:p>
          </table:table-cell>
          <table:table-cell table:style-name="Tabelle1.A1" office:value-type="string">
            <text:p text:style-name="P40">Barcode</text:p>
          </table:table-cell>
          <table:table-cell table:style-name="Tabelle1.A1" office:value-type="string">
            <text:p text:style-name="P41"><text:text-input text:description="&lt;if test=&quot;o.picking_type_id.code != 'incoming'&quot;&gt;">IF NOT INCOMING</text:text-input></text:p>
            <text:p text:style-name="P43">Quelle</text:p>
            <text:p text:style-name="P41"><text:text-input text:description="&lt;/if&gt;">END IF</text:text-input></text:p>
            <text:p text:style-name="P38"><text:text-input text:description="&lt;if test=&quot;o.picking_type_id.code != 'outgoing'&quot;&gt;">IF NOT OUTGOING</text:text-input></text:p>
            <text:p text:style-name="P42">Ziel</text:p>
            <text:p text:style-name="P42"><text:text-input text:description="&lt;/if&gt;">END IF</text:text-input></text:p>
          </table:table-cell>
        </table:table-row>
      </table:table>
      <text:p text:style-name="P13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30"><text:text-input text:description="&lt;move.product_id.name&gt;">PRODUCT</text:text-input></text:p>
          </table:table-cell>
          <table:table-cell table:style-name="Tabelle2.A1" office:value-type="string">
            <text:p text:style-name="P31"><text:text-input text:description="&lt;if test=&quot;o.state == 'partially_available'&quot;&gt;">IF AVAILABLE</text:text-input></text:p>
            <text:p text:style-name="P31"><text:text-input text:description="&lt;formatLang(move.reserved_availability)&gt;">AVAILABILITY</text:text-input> <text:text-input text:description="&lt;move.product_id.uom_id.name&gt;">UOM</text:text-input></text:p>
            <text:p text:style-name="P32"><text:text-input text:description="&lt;/if&gt;">END IF</text:text-input></text:p>
            <text:p text:style-name="P31"><text:text-input text:description="&lt;if test=&quot;o.state != 'partially_available'&quot;&gt;">IF NOT AVAILABLE</text:text-input></text:p>
            <text:p text:style-name="P31"><text:text-input text:description="&lt;formatLang(move.product_uom_qty)&gt;">QUANTITY</text:text-input> <text:text-input text:description="&lt;move.product_uom.name&gt;">UOM</text:text-input></text:p>
            <text:p text:style-name="P31"><text:text-input text:description="&lt;/if&gt;">END IF</text:text-input></text:p>
          </table:table-cell>
          <table:table-cell table:style-name="Tabelle2.A1" office:value-type="string">
            <text:p text:style-name="P27"><text:text-input text:description="&lt;if test=&quot;move.product_id.ean13&quot;&gt;">IF EAN13</text:text-input></text:p>
            <text:p text:style-name="P27"><draw:frame draw:style-name="fr2" draw:name="image: barcode(move.product_id.ean13,width='3cm',height='0.6cm')" text:anchor-type="paragraph" svg:y="0.049cm" draw:z-index="1"><draw:text-box fo:min-height="2cm" fo:min-width="4.001cm"><text:p text:style-name="P55"/></draw:text-box></draw:frame></text:p>
            <text:p text:style-name="P28"><text:text-input text:description="&lt;/if&gt;">END IF</text:text-input></text:p>
          </table:table-cell>
          <table:table-cell table:style-name="Tabelle2.A1" office:value-type="string">
            <text:p text:style-name="P33"><text:text-input text:description="&lt;if test=&quot;o.picking_type_id.code != 'incoming'&quot;&gt;">IF NOT INCOMING</text:text-input></text:p>
            <text:p text:style-name="P35"><text:text-input text:description="&lt;move.location_id.name&gt;">LOCATION_ID</text:text-input></text:p>
            <text:p text:style-name="P35"><text:text-input text:description="&lt;/if&gt;">END IF</text:text-input></text:p>
            <text:p text:style-name="P34"><text:text-input text:description="&lt;if test=&quot;o.picking_type_id.code != 'outgoing'&quot;&gt;">IF NOT OUTGOING</text:text-input></text:p>
            <text:p text:style-name="P34"><text:text-input text:description="&lt;move.location_dest_id.name&gt;">DEST_ID</text:text-input></text:p>
            <text:p text:style-name="P36"><text:text-input text:description="&lt;/if&gt;">END IF</text:text-input></text:p>
          </table:table-cell>
        </table:table-row>
      </table:table>
      <text:p text:style-name="P56"><text:text-input text:description="&lt;if test=&quot;move.state == 'waiting' or move.state == 'confirmed'&quot;&gt;">IF waiting_or_confirmed</text:text-input></text:p>
      <text:p text:style-name="P57"><text:span text:style-name="T3">Nachlieferung </text:span><text:span text:style-name="T5">(Verfügbar: </text:span><text:span text:style-name="T5"><text:text-input text:description="&lt;move.string_availability_info&gt;">availability_info</text:text-input></text:span><text:span text:style-name="T5">)</text:span></text:p>
      <text:p text:style-name="P58"><text:text-input text:description="&lt;/if&gt;">END IF</text:text-input></text:p>
      <text:p text:style-name="P14"><text:text-input text:description="&lt;/for&gt;">END FOR</text:text-input></text:p>
      <text:p text:style-name="P15"><text:text-input text:description="&lt;/if&gt;">END IF</text:text-input></text:p>
      <text:p text:style-name="P15"/>
      <text:p text:style-name="P9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9">Produkt</text:p>
          </table:table-cell>
          <table:table-cell table:style-name="Tabelle3.A1" office:value-type="string">
            <text:p text:style-name="P51">Menge</text:p>
          </table:table-cell>
          <table:table-cell table:style-name="Tabelle3.A1" office:value-type="string">
            <text:p text:style-name="P52">Barcode</text:p>
          </table:table-cell>
          <table:table-cell table:style-name="Tabelle3.A1" office:value-type="string">
            <text:p text:style-name="P53"><text:text-input text:description="&lt;if test=&quot;o.picking_type_id.code != 'incoming'&quot;&gt;">IF NOT INCOMING</text:text-input></text:p>
            <text:p text:style-name="P54">Quelle</text:p>
            <text:p text:style-name="P53"><text:text-input text:description="&lt;/if&gt;">END IF</text:text-input></text:p>
            <text:p text:style-name="P50"><text:text-input text:description="&lt;if test=&quot;o.picking_type_id.code != 'outgoing'&quot;&gt;">IF NOT OUTGOING</text:text-input></text:p>
            <text:p text:style-name="P53">Ziel</text:p>
            <text:p text:style-name="P53"><text:text-input text:description="&lt;/if&gt;">END IF</text:text-input></text:p>
          </table:table-cell>
        </table:table-row>
      </table:table>
      <text:p text:style-name="P22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64"><text:text-input text:description="&lt;op.product_id.name&gt;">PRODUCT</text:text-input></text:p>
            <text:p text:style-name="P68"><text:text-input text:description="&lt;if test=&quot;op.lot_id&quot;&gt;">IF lot_id</text:text-input></text:p>
            <text:p text:style-name="P71"><text:span text:style-name="T11"># </text:span><text:text-input text:description="&lt;op.lot_id.name&gt;">lot_name</text:text-input></text:p>
            <text:p text:style-name="P69"><text:text-input text:description="&lt;/if&gt;">END IF</text:text-input></text:p>
            <text:p text:style-name="P68"><text:text-input text:description="&lt;if test=&quot;not op.product_id and op.package_id&quot;&gt;">IF NOT PACK_OPERATION</text:text-input></text:p>
            <text:p text:style-name="P71"><text:span text:style-name="T10">Paket </text:span><text:text-input text:description="&lt;op.package_id.name&gt;">PACKAGE_ID</text:text-input></text:p>
            <text:p text:style-name="P68"><text:text-input text:description="&lt;/if&gt;">END IF</text:text-input></text:p>
          </table:table-cell>
          <table:table-cell table:style-name="Tabelle4.A1" office:value-type="string">
            <text:p text:style-name="P44"><text:span text:style-name="T1"><text:text-input text:description="&lt;formatLang(op.product_qty)&gt;">QUANTITY</text:text-input></text:span> <text:text-input text:description="&lt;op.product_uom_id.name&gt;">UOM</text:text-input></text:p>
          </table:table-cell>
          <table:table-cell table:style-name="Tabelle4.A1" office:value-type="string">
            <text:p text:style-name="P29"><text:text-input text:description="&lt;if test=&quot;op.product_id.ean13&quot;&gt;">IF EAN13</text:text-input></text:p>
            <text:p text:style-name="P29"><draw:frame draw:style-name="fr2" draw:name="image: barcode(op.product_id.ean13,width='4cm',height='2cm')" text:anchor-type="paragraph" svg:y="0.049cm" draw:z-index="0"><draw:text-box fo:min-height="2cm" fo:min-width="4.001cm"><text:p text:style-name="P55"/></draw:text-box></draw:frame></text:p>
            <text:p text:style-name="P29"><text:soft-page-break/><text:text-input text:description="&lt;/if&gt;">END IF</text:text-input></text:p>
          </table:table-cell>
          <table:table-cell table:style-name="Tabelle4.A1" office:value-type="string">
            <text:p text:style-name="P45"><text:text-input text:description="&lt;if test=&quot;o.picking_type_id.code != 'incoming'&quot;&gt;">IF NOT INCOMING</text:text-input></text:p>
            <text:p text:style-name="P47"><text:text-input text:description="&lt;op.location_id.name&gt;">LOCATION_ID</text:text-input></text:p>
            <text:p text:style-name="P48"><text:text-input text:description="&lt;/if&gt;">END IF</text:text-input></text:p>
            <text:p text:style-name="P46"><text:text-input text:description="&lt;if test=&quot;o.picking_type_id.code != 'outgoing'&quot;&gt;">IF NOT OUTGOING</text:text-input></text:p>
            <text:p text:style-name="P46"><text:text-input text:description="&lt;op.location_dest_id.name&gt;">DEST_ID</text:text-input></text:p>
            <text:p text:style-name="P48"><text:soft-page-break/><text:text-input text:description="&lt;/if&gt;">END IF</text:text-input></text:p>
          </table:table-cell>
        </table:table-row>
      </table:table>
      <text:p text:style-name="P11"><text:text-input text:description="&lt;/for&gt;">END FOR</text:text-input></text:p>
      <text:p text:style-name="P10"><text:text-input text:description="&lt;/if&gt;">END IF</text:text-input></text:p>
      <text:p text:style-name="P1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6-27T11:13:25.417524555</dc:date>
    <meta:editing-duration>P3DT2H2M37S</meta:editing-duration>
    <meta:editing-cycles>790</meta:editing-cycles>
    <meta:document-statistic meta:table-count="5" meta:image-count="0" meta:object-count="0" meta:page-count="2" meta:paragraph-count="92" meta:word-count="324" meta:character-count="1113" meta:non-whitespace-character-count="1036"/>
  </office:meta>
</office:document-meta>
</file>